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202122" fo:letter-spacing="normal" fo:font-style="normal"/>
    </style:style>
    <style:style style:name="T2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2" style:text-position="super 58%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fo:letter-spacing="normal" fo:font-style="normal"/>
    </style:style>
    <style:style style:name="T5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8.75pt" fo:letter-spacing="normal" fo:font-style="italic" fo:font-weight="normal" style:font-weight-asian="normal" style:font-weight-complex="normal"/>
    </style:style>
    <style:style style:name="T8" style:family="text">
      <style:text-properties fo:font-variant="normal" fo:text-transform="none" fo:color="#222222" style:text-position="super 58%" style:font-name="times new roman" fo:font-size="18.75pt" fo:letter-spacing="normal" fo:font-style="italic" fo:font-weight="normal" style:font-weight-asian="normal" style:font-weight-complex="normal"/>
    </style:style>
    <style:style style:name="T9" style:family="text">
      <style:text-properties fo:color="#222222"/>
    </style:style>
    <style:style style:name="T10" style:family="text">
      <style:text-properties fo:color="#222222" style:font-name="times new roman" fo:font-size="14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α</text:span> <text:s text:c="4"/><text:span text:style-name="T1">β</text:span> <text:s text:c="4"/><text:span text:style-name="T1">θ</text:span> <text:s text:c="5"/><text:span text:style-name="T1">π</text:span></text:p>
      <text:p text:style-name="P4"/>
      <text:p text:style-name="P3"><text:span text:style-name="T5">≠</text:span><text:span text:style-name="T2"> <text:s text:c="5"/></text:span><text:span text:style-name="T4">≈</text:span><text:span text:style-name="T1"> </text:span><text:span text:style-name="T2"><text:s text:c="6"/></text:span><text:span text:style-name="T5">≥</text:span><text:span text:style-name="T2"> <text:s text:c="6"/></text:span><text:span text:style-name="T5">≤</text:span><text:span text:style-name="T2"> <text:s text:c="5"/></text:span><text:span text:style-name="T5">÷</text:span><text:span text:style-name="T2"> <text:s text:c="5"/></text:span><text:span text:style-name="T6">a^b</text:span><text:span text:style-name="T2"> </text:span></text:p>
      <text:p text:style-name="P4"/>
      <text:p text:style-name="P3"><text:span text:style-name="T5">∠</text:span><text:span text:style-name="T2"> <text:s text:c="4"/></text:span><text:span text:style-name="T5">≅</text:span><text:span text:style-name="T2"> <text:s text:c="5"/></text:span><text:span text:style-name="T5">~</text:span><text:span text:style-name="T2"> <text:s text:c="5"/></text:span><text:span text:style-name="T5">Δ</text:span><text:span text:style-name="T2"> <text:s text:c="4"/></text:span><text:span text:style-name="T5">π</text:span><text:span text:style-name="T2"> <text:s text:c="4"/></text:span><text:span text:style-name="T5">∥</text:span><text:span text:style-name="T2"> <text:s text:c="5"/></text:span><text:span text:style-name="T5">∑</text:span><text:span text:style-name="T2"> </text:span></text:p>
      <text:p text:style-name="P4"/>
      <text:p text:style-name="P3"><text:span text:style-name="T5">∫</text:span><text:span text:style-name="T2"> <text:s text:c="4"/></text:span><text:span text:style-name="T4">∞</text:span><text:span text:style-name="T1"> </text:span><text:span text:style-name="T2"><text:s text:c="4"/></text:span><text:span text:style-name="T6">f(x)</text:span><text:span text:style-name="T2"> <text:s text:c="3"/></text:span><text:span text:style-name="T6">dx</text:span><text:span text:style-name="T2"> <text:s text:c="6"/></text:span><text:span text:style-name="T5">∴</text:span><text:span text:style-name="T2"> </text:span><text:span text:style-name="T2"><text:s text:c="5"/></text:span><text:span text:style-name="T5">∵</text:span><text:span text:style-name="T2"> </text:span></text:p>
      <text:p text:style-name="P4"/>
      <text:p text:style-name="P3"><text:span text:style-name="T7">a</text:span><text:span text:style-name="T8">b</text:span><text:span text:style-name="T3"> 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18S</meta:editing-duration>
    <meta:editing-cycles>18</meta:editing-cycles>
    <meta:generator>OpenOffice/4.1.11$Win32 OpenOffice.org_project/4111m1$Build-9808</meta:generator>
    <dc:date>2022-04-26T16:55:11.46</dc:date>
    <meta:document-statistic meta:table-count="0" meta:image-count="0" meta:object-count="0" meta:page-count="1" meta:paragraph-count="5" meta:word-count="24" meta:character-count="143"/>
    <meta:user-defined meta:name="Info 1"/>
    <meta:user-defined meta:name="Info 2"/>
    <meta:user-defined meta:name="Info 3"/>
    <meta:user-defined meta:name="Info 4"/>
  </office:meta>
</office:document-meta>
</file>